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P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position="sub 58%" fo:font-size="14pt" fo:font-style="normal" style:font-size-asian="14pt" style:font-style-asian="normal" style:font-size-complex="14pt" style:font-style-complex="normal"/>
    </style:style>
    <style:style style:name="T3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text-position="sub 58%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1cm" svg:height="1cm" svg:x="1.5cm" svg:y="11.5cm">
          <text:p text:style-name="P1"><text:span text:style-name="T1">S</text:span><text:span text:style-name="T2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3" draw:layer="layout" draw:type="line" svg:x1="4.854cm" svg:y1="11.646cm" svg:x2="6.646cm" svg:y2="11.646cm" svg:d="m4854 11646h1792">
          <text:p/>
        </draw:connector>
        <draw:custom-shape draw:style-name="gr1" draw:text-style-name="P2" draw:id="id2" draw:layer="layout" svg:width="1cm" svg:height="1cm" svg:x="9cm" svg:y="11.5cm">
          <text:p text:style-name="P4"><text:span text:style-name="T1">S</text:span><text:span text:style-name="T3">i</text:span><text:span text:style-name="T4">-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3" draw:layer="layout" draw:type="line" svg:x1="6.646cm" svg:y1="12.354cm" svg:x2="4.854cm" svg:y2="12.354cm" svg:d="m6646 12354h-1792">
          <text:p/>
        </draw:connector>
        <draw:connector draw:style-name="gr2" draw:text-style-name="P3" draw:layer="layout" draw:type="line" svg:x1="2.354cm" svg:y1="11.646cm" svg:x2="4.146cm" svg:y2="11.646cm" draw:start-shape="id1" draw:start-glue-point="11" svg:d="m2354 11646h1792">
          <text:p/>
        </draw:connector>
        <draw:connector draw:style-name="gr2" draw:text-style-name="P3" draw:layer="layout" draw:type="line" svg:x1="4.146cm" svg:y1="12.354cm" svg:x2="2.354cm" svg:y2="12.354cm" draw:end-shape="id1" draw:end-glue-point="9" svg:d="m4146 12354h-1792">
          <text:p/>
        </draw:connector>
        <draw:connector draw:style-name="gr2" draw:text-style-name="P3" draw:layer="layout" draw:type="line" svg:x1="17.354cm" svg:y1="11.646cm" svg:x2="19.146cm" svg:y2="11.646cm" svg:d="m17354 11646h1792">
          <text:p/>
        </draw:connector>
        <draw:connector draw:style-name="gr2" draw:text-style-name="P3" draw:layer="layout" draw:type="line" svg:x1="19.146cm" svg:y1="12.354cm" svg:x2="17.354cm" svg:y2="12.354cm" svg:d="m19146 12354h-1792">
          <text:p/>
        </draw:connector>
        <draw:connector draw:style-name="gr2" draw:text-style-name="P3" draw:layer="layout" draw:type="line" svg:x1="14.854cm" svg:y1="11.646cm" svg:x2="16.646cm" svg:y2="11.646cm" svg:d="m14854 11646h1792">
          <text:p/>
        </draw:connector>
        <draw:connector draw:style-name="gr2" draw:text-style-name="P3" draw:layer="layout" draw:type="line" svg:x1="16.646cm" svg:y1="12.354cm" svg:x2="14.854cm" svg:y2="12.354cm" svg:d="m16646 12354h-1792">
          <text:p/>
        </draw:connector>
        <draw:connector draw:style-name="gr3" draw:text-style-name="P3" draw:layer="layout" draw:type="line" svg:x1="7.354cm" svg:y1="11.646cm" svg:x2="9.146cm" svg:y2="11.646cm" draw:end-shape="id2" draw:end-glue-point="5" svg:d="m7354 11646h1792">
          <text:p/>
        </draw:connector>
        <draw:connector draw:style-name="gr2" draw:text-style-name="P3" draw:layer="layout" draw:type="line" svg:x1="9.854cm" svg:y1="11.646cm" svg:x2="11.646cm" svg:y2="11.646cm" draw:start-shape="id2" draw:start-glue-point="11" svg:d="m9854 11646h1792">
          <text:p/>
        </draw:connector>
        <draw:connector draw:style-name="gr3" draw:text-style-name="P3" draw:layer="layout" draw:type="line" svg:x1="12.354cm" svg:y1="11.646cm" svg:x2="14.146cm" svg:y2="11.646cm" svg:d="m12354 11646h1792">
          <text:p/>
        </draw:connector>
        <draw:connector draw:style-name="gr3" draw:text-style-name="P3" draw:layer="layout" draw:type="line" svg:x1="14.146cm" svg:y1="12.354cm" svg:x2="12.354cm" svg:y2="12.354cm" svg:d="m14146 12354h-1792">
          <text:p/>
        </draw:connector>
        <draw:connector draw:style-name="gr2" draw:text-style-name="P3" draw:layer="layout" draw:type="line" svg:x1="11.646cm" svg:y1="12.354cm" svg:x2="9.854cm" svg:y2="12.354cm" draw:end-shape="id2" draw:end-glue-point="9" svg:d="m11646 12354h-1792">
          <text:p/>
        </draw:connector>
        <draw:connector draw:style-name="gr3" draw:text-style-name="P3" draw:layer="layout" draw:type="line" svg:x1="9.146cm" svg:y1="12.354cm" svg:x2="7.354cm" svg:y2="12.354cm" draw:start-shape="id2" draw:start-glue-point="7" svg:d="m9146 12354h-1792">
          <text:p/>
        </draw:connector>
        <draw:frame draw:style-name="gr4" draw:layer="layout" svg:width="0.813cm" svg:height="0.469cm" svg:x="3cm" svg:y="12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813cm" svg:height="0.469cm" svg:x="5.5cm" svg:y="12.53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813cm" svg:height="0.469cm" svg:x="5.187cm" svg:y="11.03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813cm" svg:height="0.469cm" svg:x="8cm" svg:y="12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813cm" svg:height="0.469cm" svg:x="7.687cm" svg:y="11.03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813cm" svg:height="0.469cm" svg:x="10.5cm" svg:y="12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0.813cm" svg:height="0.469cm" svg:x="10cm" svg:y="11.03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0.813cm" svg:height="0.469cm" svg:x="13cm" svg:y="12.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0.813cm" svg:height="0.469cm" svg:x="12.5cm" svg:y="11.03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0.813cm" svg:height="0.469cm" svg:x="15.5cm" svg:y="12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0.813cm" svg:height="0.469cm" svg:x="17.5cm" svg:y="11.03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0.813cm" svg:height="0.469cm" svg:x="15cm" svg:y="11.03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layer="layout" svg:width="0.413cm" svg:height="0.469cm" svg:x="2.5cm" svg:y="11.03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0.413cm" svg:height="0.469cm" svg:x="18.187cm" svg:y="12.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" draw:text-style-name="P2" draw:layer="layout" svg:width="1cm" svg:height="1cm" svg:x="4cm" svg:y="11.5cm">
          <text:p text:style-name="P1"><text:span text:style-name="T1">S</text:span><text:span text:style-name="T2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layer="layout" svg:width="1cm" svg:height="1cm" svg:x="6.5cm" svg:y="11.5cm">
          <text:p text:style-name="P1"><text:span text:style-name="T1">S</text:span><text:span text:style-name="T2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layer="layout" svg:width="1cm" svg:height="1cm" svg:x="11.5cm" svg:y="11.5cm">
          <text:p text:style-name="P4"><text:span text:style-name="T1">S</text:span><text:span text:style-name="T3">i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layer="layout" svg:width="1cm" svg:height="1cm" svg:x="14cm" svg:y="11.5cm">
          <text:p text:style-name="P4"><text:span text:style-name="T1">S</text:span><text:span text:style-name="T3">p</text:span><text:span text:style-name="T4">-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layer="layout" svg:width="1cm" svg:height="1cm" svg:x="16.5cm" svg:y="11.5cm">
          <text:p text:style-name="P4"><text:span text:style-name="T1">S</text:span><text:span text:style-name="T3">p</text:span><text:span text:style-name="T4">-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layer="layout" svg:width="1cm" svg:height="1cm" svg:x="19cm" svg:y="11.5cm">
          <text:p text:style-name="P4"><text:span text:style-name="T1">S</text:span><text:span text:style-name="T3">p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07-04-10T08:11:06</meta:creation-date>
    <dc:date>2011-03-22T09:18:41</dc:date>
    <dc:language>en-CA</dc:language>
    <meta:editing-cycles>11</meta:editing-cycles>
    <meta:editing-duration>PT01H04M43S</meta:editing-duration>
    <dc:creator>Julien Arino</dc:creator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10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11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12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13/content.xml><?xml version="1.0" encoding="utf-8"?>
<math xmlns="http://www.w3.org/1998/Math/MathML">
  <semantics>
    <mn>1</mn>
    <annotation encoding="StarMath 5.0">1</annotation>
  </semantics>
</math>
</file>

<file path=Object 14/content.xml><?xml version="1.0" encoding="utf-8"?>
<math xmlns="http://www.w3.org/1998/Math/MathML">
  <semantics>
    <mn>1</mn>
    <annotation encoding="StarMath 5.0">1</annotation>
  </semantics>
</math>
</file>

<file path=Object 2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3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4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5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6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7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8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9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